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57mm"/>
    </style:style>
    <style:style style:name="co3" style:family="table-column">
      <style:table-column-properties fo:break-before="auto" style:column-width="47.11mm"/>
    </style:style>
    <style:style style:name="co4" style:family="table-column">
      <style:table-column-properties fo:break-before="auto" style:column-width="55.28mm"/>
    </style:style>
    <style:style style:name="co5" style:family="table-column">
      <style:table-column-properties fo:break-before="auto" style:column-width="55.5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fals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7.13mm" fo:break-before="auto" style:use-optimal-row-height="false"/>
    </style:style>
    <style:style style:name="ro5" style:family="table-row">
      <style:table-row-properties style:row-height="7.66mm" fo:break-before="auto" style:use-optimal-row-height="false"/>
    </style:style>
    <style:style style:name="ro6" style:family="table-row">
      <style:table-row-properties style:row-height="6.33mm" fo:break-before="auto" style:use-optimal-row-height="false"/>
    </style:style>
    <style:style style:name="ro7" style:family="table-row">
      <style:table-row-properties style:row-height="6.86mm" fo:break-before="auto" style:use-optimal-row-height="false"/>
    </style:style>
    <style:style style:name="ro8" style:family="table-row">
      <style:table-row-properties style:row-height="7.39mm" fo:break-before="auto" style:use-optimal-row-height="false"/>
    </style:style>
    <style:style style:name="ro9" style:family="table-row">
      <style:table-row-properties style:row-height="5.5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1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7">
      <style:text-properties style:font-weight-asian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">
      <style:table-cell-properties style:text-align-source="fix" style:repeat-content="false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11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7">
      <style:text-properties style:font-weight-asian="normal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Hexadécimal</text:p>
          </table:table-cell>
          <table:table-cell table:style-name="ce1" office:value-type="string" calcext:value-type="string">
            <text:p>Binaire</text:p>
          </table:table-cell>
          <table:table-cell table:style-name="ce1" office:value-type="string" calcext:value-type="string">
            <text:p>Valeur décimale arrondie</text:p>
          </table:table-cell>
          <table:table-cell table:style-name="ce1" office:value-type="string" calcext:value-type="string">
            <text:p>Valeur décimale</text:p>
          </table:table-cell>
          <table:table-cell/>
          <table:table-cell table:style-name="ce1"/>
          <table:table-cell table:style-name="ce10" table:number-columns-repeated="1018"/>
        </table:table-row>
        <table:table-row table:style-name="ro2">
          <table:table-cell table:formula="of:=BIN2HEX([.B2])" office:value-type="string" office:string-value="F5" calcext:value-type="string">
            <text:p>F5</text:p>
          </table:table-cell>
          <table:table-cell table:formula="of:=IF((LEN([.F2])&lt;8);REPT(0;8-LEN([.F2]))&amp;[.F2];[.F2])" office:value-type="float" office:value="11110101" calcext:value-type="float">
            <text:p>11110101</text:p>
          </table:table-cell>
          <table:table-cell office:value-type="float" office:value="-0.0436502279009039" calcext:value-type="float">
            <text:p>-0,04365</text:p>
          </table:table-cell>
          <table:table-cell office:value-type="float" office:value="-0.0436502279009039" calcext:value-type="float">
            <text:p>-0,043650227900904</text:p>
          </table:table-cell>
          <table:table-cell table:style-name="ce8"/>
          <table:table-cell table:style-name="ce9" office:value-type="float" office:value="11110101" calcext:value-type="float">
            <text:p>11110101</text:p>
          </table:table-cell>
          <table:table-cell table:number-columns-repeated="1018"/>
        </table:table-row>
        <table:table-row table:style-name="ro3">
          <table:table-cell table:formula="of:=BIN2HEX([.B3])" office:value-type="string" office:string-value="E9" calcext:value-type="string">
            <text:p>E9</text:p>
          </table:table-cell>
          <table:table-cell table:formula="of:=IF((LEN([.F3])&lt;8);REPT(0;8-LEN([.F3]))&amp;[.F3];[.F3])" office:value-type="float" office:value="11101001" calcext:value-type="float">
            <text:p>11101001</text:p>
          </table:table-cell>
          <table:table-cell office:value-type="float" office:value="-0.0888414436662878" calcext:value-type="float">
            <text:p>-0,08884</text:p>
          </table:table-cell>
          <table:table-cell office:value-type="float" office:value="-0.0888414436662878" calcext:value-type="float">
            <text:p>-0,088841443666288</text:p>
          </table:table-cell>
          <table:table-cell table:style-name="ce8"/>
          <table:table-cell table:style-name="ce9" office:value-type="float" office:value="11101001" calcext:value-type="float">
            <text:p>11101001</text:p>
          </table:table-cell>
          <table:table-cell table:number-columns-repeated="1018"/>
        </table:table-row>
        <table:table-row table:style-name="ro4">
          <table:table-cell table:formula="of:=BIN2HEX([.B4])" office:value-type="string" office:string-value="1A" calcext:value-type="string">
            <text:p>1A</text:p>
          </table:table-cell>
          <table:table-cell table:formula="of:=IF((LEN([.F4])&lt;8);REPT(0;8-LEN([.F4]))&amp;[.F4];[.F4])" office:value-type="string" office:string-value="00011010" calcext:value-type="string">
            <text:p>00011010</text:p>
          </table:table-cell>
          <table:table-cell office:value-type="float" office:value="0.101093197982018" calcext:value-type="float">
            <text:p>0,10109</text:p>
          </table:table-cell>
          <table:table-cell office:value-type="float" office:value="0.101093197982018" calcext:value-type="float">
            <text:p>0,101093197982018</text:p>
          </table:table-cell>
          <table:table-cell/>
          <table:table-cell office:value-type="float" office:value="11010" calcext:value-type="float">
            <text:p>11010</text:p>
          </table:table-cell>
          <table:table-cell table:number-columns-repeated="1018"/>
        </table:table-row>
        <table:table-row table:style-name="ro5">
          <table:table-cell table:formula="of:=BIN2HEX([.B5])" office:value-type="string" office:string-value="4B" calcext:value-type="string">
            <text:p>4B</text:p>
          </table:table-cell>
          <table:table-cell table:formula="of:=IF((LEN([.F5])&lt;8);REPT(0;8-LEN([.F5]))&amp;[.F5];[.F5])" office:value-type="string" office:string-value="01001011" calcext:value-type="string">
            <text:p>01001011</text:p>
          </table:table-cell>
          <table:table-cell office:value-type="float" office:value="0.291027839630325" calcext:value-type="float">
            <text:p>0,29103</text:p>
          </table:table-cell>
          <table:table-cell office:value-type="float" office:value="0.291027839630325" calcext:value-type="float">
            <text:p>0,291027839630325</text:p>
          </table:table-cell>
          <table:table-cell/>
          <table:table-cell office:value-type="float" office:value="1001011" calcext:value-type="float">
            <text:p>1001011</text:p>
          </table:table-cell>
          <table:table-cell table:number-columns-repeated="1018"/>
        </table:table-row>
        <table:table-row table:style-name="ro6">
          <table:table-cell table:formula="of:=BIN2HEX([.B6])" office:value-type="string" office:string-value="69" calcext:value-type="string">
            <text:p>69</text:p>
          </table:table-cell>
          <table:table-cell table:formula="of:=IF((LEN([.F6])&lt;8);REPT(0;8-LEN([.F6]))&amp;[.F6];[.F6])" office:value-type="string" office:string-value="01101001" calcext:value-type="string">
            <text:p>01101001</text:p>
          </table:table-cell>
          <table:table-cell office:value-type="float" office:value="0.410917357587676" calcext:value-type="float">
            <text:p>0,41092</text:p>
          </table:table-cell>
          <table:table-cell office:value-type="float" office:value="0.410917357587676" calcext:value-type="float">
            <text:p>0,410917357587676</text:p>
          </table:table-cell>
          <table:table-cell/>
          <table:table-cell office:value-type="float" office:value="1101001" calcext:value-type="float">
            <text:p>1101001</text:p>
          </table:table-cell>
          <table:table-cell table:number-columns-repeated="1018"/>
        </table:table-row>
        <table:table-row table:style-name="ro5">
          <table:table-cell table:formula="of:=BIN2HEX([.B7])" office:value-type="string" office:string-value="4B" calcext:value-type="string">
            <text:p>4B</text:p>
          </table:table-cell>
          <table:table-cell table:formula="of:=IF((LEN([.F7])&lt;8);REPT(0;8-LEN([.F7]))&amp;[.F7];[.F7])" office:value-type="string" office:string-value="01001011" calcext:value-type="string">
            <text:p>01001011</text:p>
          </table:table-cell>
          <table:table-cell office:value-type="float" office:value="0.291027839630325" calcext:value-type="float">
            <text:p>0,29103</text:p>
          </table:table-cell>
          <table:table-cell office:value-type="float" office:value="0.291027839630325" calcext:value-type="float">
            <text:p>0,291027839630325</text:p>
          </table:table-cell>
          <table:table-cell/>
          <table:table-cell office:value-type="float" office:value="1001011" calcext:value-type="float">
            <text:p>1001011</text:p>
          </table:table-cell>
          <table:table-cell table:number-columns-repeated="1018"/>
        </table:table-row>
        <table:table-row table:style-name="ro6">
          <table:table-cell table:formula="of:=BIN2HEX([.B8])" office:value-type="string" office:string-value="1A" calcext:value-type="string">
            <text:p>1A</text:p>
          </table:table-cell>
          <table:table-cell table:formula="of:=IF((LEN([.F8])&lt;8);REPT(0;8-LEN([.F8]))&amp;[.F8];[.F8])" office:value-type="string" office:string-value="00011010" calcext:value-type="string">
            <text:p>00011010</text:p>
          </table:table-cell>
          <table:table-cell office:value-type="float" office:value="0.101093197982018" calcext:value-type="float">
            <text:p>0,10109</text:p>
          </table:table-cell>
          <table:table-cell office:value-type="float" office:value="0.101093197982018" calcext:value-type="float">
            <text:p>0,101093197982018</text:p>
          </table:table-cell>
          <table:table-cell/>
          <table:table-cell office:value-type="float" office:value="11010" calcext:value-type="float">
            <text:p>11010</text:p>
          </table:table-cell>
          <table:table-cell table:number-columns-repeated="1018"/>
        </table:table-row>
        <table:table-row table:style-name="ro7">
          <table:table-cell table:formula="of:=BIN2HEX([.B9])" office:value-type="string" office:string-value="E9" calcext:value-type="string">
            <text:p>E9</text:p>
          </table:table-cell>
          <table:table-cell table:formula="of:=IF((LEN([.F9])&lt;8);REPT(0;8-LEN([.F9]))&amp;[.F9];[.F9])" office:value-type="float" office:value="11101001" calcext:value-type="float">
            <text:p>11101001</text:p>
          </table:table-cell>
          <table:table-cell office:value-type="float" office:value="-0.0888414436662878" calcext:value-type="float">
            <text:p>-0,08884</text:p>
          </table:table-cell>
          <table:table-cell office:value-type="float" office:value="-0.0888414436662878" calcext:value-type="float">
            <text:p>-0,088841443666288</text:p>
          </table:table-cell>
          <table:table-cell table:style-name="ce8"/>
          <table:table-cell table:style-name="ce9" office:value-type="float" office:value="11101001" calcext:value-type="float">
            <text:p>11101001</text:p>
          </table:table-cell>
          <table:table-cell table:number-columns-repeated="1018"/>
        </table:table-row>
        <table:table-row table:style-name="ro8">
          <table:table-cell table:formula="of:=BIN2HEX([.B10])" office:value-type="string" office:string-value="F5" calcext:value-type="string">
            <text:p>F5</text:p>
          </table:table-cell>
          <table:table-cell table:formula="of:=IF((LEN([.F10])&lt;8);REPT(0;8-LEN([.F10]))&amp;[.F10];[.F10])" office:value-type="float" office:value="11110101" calcext:value-type="float">
            <text:p>11110101</text:p>
          </table:table-cell>
          <table:table-cell office:value-type="float" office:value="-0.0436502279009039" calcext:value-type="float">
            <text:p>-0,04365</text:p>
          </table:table-cell>
          <table:table-cell office:value-type="float" office:value="-0.0436502279009039" calcext:value-type="float">
            <text:p>-0,043650227900904</text:p>
          </table:table-cell>
          <table:table-cell table:style-name="ce8"/>
          <table:table-cell table:style-name="ce9" office:value-type="float" office:value="11110101" calcext:value-type="float">
            <text:p>11110101</text:p>
          </table:table-cell>
          <table:table-cell table:number-columns-repeated="1018"/>
        </table:table-row>
        <table:table-row table:style-name="ro9">
          <table:table-cell table:style-name="ce3"/>
          <table:table-cell table:style-name="ce5"/>
          <table:table-cell table:style-name="Default"/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Default"/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Default"/>
          <table:table-cell table:number-columns-repeated="2"/>
          <table:table-cell table:style-name="Default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5" loext:min-decimal-places="5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P0" style:volatile="true">
      <number:number number:decimal-places="5" loext:min-decimal-places="5" number:min-integer-digits="1"/>
    </number:number-style>
    <number:number-style style:name="N109">
      <style:text-properties fo:color="#ff0000"/>
      <number:text>-</number:text>
      <number:number number:decimal-places="5" loext:min-decimal-places="5" number:min-integer-digits="1"/>
      <style:map style:condition="value()&gt;=0" style:apply-style-name="N109P0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0" loext:min-decimal-places="0" number:min-integer-digits="2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31">00/00/0000</text:date>, <text:time style:data-style-name="N2" text:time-value="11:42:02.5180614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31T10:01:26.699026088</meta:creation-date>
    <dc:date>2022-03-31T11:41:44.363452662</dc:date>
    <meta:editing-duration>PT9M18S</meta:editing-duration>
    <meta:editing-cycles>8</meta:editing-cycles>
    <meta:generator>LibreOffice/5.3.6.1$Linux_X86_64 LibreOffice_project/30$Build-1</meta:generator>
    <meta:document-statistic meta:table-count="1" meta:cell-count="49" meta:object-count="0"/>
  </office:meta>
</office:document-meta>
</file>